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4faf" officeooo:paragraph-rsid="00134faf"/>
    </style:style>
    <style:style style:name="P2" style:family="paragraph" style:parent-style-name="Standard">
      <style:text-properties fo:font-weight="bold" officeooo:rsid="00134faf" officeooo:paragraph-rsid="00134fa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134faf" officeooo:paragraph-rsid="00134faf"/>
    </style:style>
    <style:style style:name="P4" style:family="paragraph" style:parent-style-name="Table_20_Contents">
      <style:paragraph-properties fo:text-align="start" style:justify-single-word="false"/>
      <style:text-properties officeooo:rsid="00134faf" officeooo:paragraph-rsid="00134faf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34faf" officeooo:paragraph-rsid="00134fa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 CS U8L4</text:p>
      <text:p text:style-name="P1"/>
      <text:p text:style-name="P1"/>
      <text:p text:style-name="P1"/>
      <text:p text:style-name="P2">Class Diagram</text:p>
      <text:p text:style-name="P2"/>
      <text:p text:style-name="P2">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CarV3</text:p>
          </table:table-cell>
        </table:table-row>
        <table:table-row>
          <table:table-cell table:style-name="Table1.A2" office:value-type="string">
            <text:p text:style-name="P3">&lt;&lt; In main method &gt;&gt;</text:p>
            <text:p text:style-name="P4">+ String nameOfCar1</text:p>
            <text:p text:style-name="P4">+ int startMiles1</text:p>
            <text:p text:style-name="P4">+ int endMiles1</text:p>
            <text:p text:style-name="P4">+ int gallons1</text:p>
            <text:p text:style-name="P4">+ int distance1</text:p>
            <text:p text:style-name="P4">+ double mpg1</text:p>
            <text:p text:style-name="P4"/>
          </table:table-cell>
        </table:table-row>
        <table:table-row>
          <table:table-cell table:style-name="Table1.A2" office:value-type="string">
            <text:p text:style-name="P3">&lt;&lt; Constructor &gt;&gt;</text:p>
            <text:p text:style-name="P4">+ CarV3()</text:p>
            <text:p text:style-name="P4"/>
            <text:p text:style-name="P3">&lt;&lt; Methods &gt;&gt;</text:p>
            <text:p text:style-name="P4">+ int calcDistance(int sMiles, int eMiles)</text:p>
            <text:p text:style-name="P4">+ double calcMPG(int dist, double gals)</text:p>
          </table:table-cell>
        </table:table-row>
      </table:table>
      <text:p text:style-name="P2"/>
      <text:p text:style-name="P2"/>
      <text:p text:style-name="P2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7:13:17.765422358</meta:creation-date>
    <dc:date>2016-01-18T17:19:04.412233640</dc:date>
    <meta:editing-duration>PT5M47S</meta:editing-duration>
    <meta:editing-cycles>1</meta:editing-cycles>
    <meta:document-statistic meta:table-count="1" meta:image-count="0" meta:object-count="0" meta:page-count="1" meta:paragraph-count="17" meta:word-count="50" meta:character-count="264" meta:non-whitespace-character-count="229"/>
    <meta:generator>LibreOffice/4.4.7.2$Linux_X86_64 LibreOffice_project/40$Build-2</meta:generator>
  </office:meta>
</office:document-meta>
</file>